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JetBrains Mono" svg:font-family="'JetBrains Mono'" style:font-family-generic="modern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22cm"/>
    </style:style>
    <style:style style:name="co2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3.551cm"/>
    </style:style>
    <style:style style:name="co9" style:family="table-column">
      <style:table-column-properties fo:break-before="auto" style:column-width="4.05cm"/>
    </style:style>
    <style:style style:name="co10" style:family="table-column">
      <style:table-column-properties fo:break-before="auto" style:column-width="3.995cm"/>
    </style:style>
    <style:style style:name="co11" style:family="table-column">
      <style:table-column-properties fo:break-before="auto" style:column-width="3.773cm"/>
    </style:style>
    <style:style style:name="co12" style:family="table-column">
      <style:table-column-properties fo:break-before="auto" style:column-width="4.523cm"/>
    </style:style>
    <style:style style:name="co13" style:family="table-column">
      <style:table-column-properties fo:break-before="auto" style:column-width="4.745cm"/>
    </style:style>
    <style:style style:name="co14" style:family="table-column">
      <style:table-column-properties fo:break-before="auto" style:column-width="23.476cm"/>
    </style:style>
    <style:style style:name="co15" style:family="table-column">
      <style:table-column-properties fo:break-before="auto" style:column-width="1.859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7.13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fo:background-color="#ffff99"/>
    </style:style>
    <style:style style:name="ce7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66ffff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cc00"/>
    </style:style>
    <style:style style:name="ce10" style:family="table-cell" style:parent-style-name="Default">
      <style:table-cell-properties fo:background-color="#33ff99"/>
    </style:style>
    <style:style style:name="ce11" style:family="table-cell" style:parent-style-name="Default">
      <style:text-properties fo:color="#56a8f5" style:text-outline="false" style:text-line-through-style="none" style:font-name="JetBrains Mono" fo:font-size="11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.5pt" style:language-asian="en" style:country-asian="US" style:font-style-asian="normal" style:font-weight-asian="normal" style:font-size-complex="6.5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4" table:style-name="ta1" table:print="false">
        <table:table-column table:style-name="co1" table:default-cell-style-name="Default"/>
        <table:table-column table:style-name="co2" table:default-cell-style-name="ce1"/>
        <table:table-column table:style-name="co2" table:number-columns-repeated="3" table:default-cell-style-name="Default"/>
        <table:table-row table:style-name="ro1">
          <table:table-cell office:value-type="string">
            <text:p>biscuits_and_cakes</text:p>
          </table:table-cell>
          <table:table-cell office:value-type="string">
            <text:p><text:s/>Chips</text:p>
          </table:table-cell>
          <table:table-cell office:value-type="string">
            <text:p><text:s/>chocolate</text:p>
          </table:table-cell>
          <table:table-cell office:value-type="string">
            <text:p><text:s/>chips</text:p>
          </table:table-cell>
          <table:table-cell office:value-type="string">
            <text:p><text:s/>baby_food</text:p>
          </table:table-cell>
        </table:table-row>
        <table:table-row table:style-name="ro1">
          <table:table-cell office:value-type="string">
            <text:p><text:s text:c="7"/>cereal</text:p>
          </table:table-cell>
          <table:table-cell table:style-name="Default" office:value-type="string">
            <text:p><text:s/>frozen_food</text:p>
          </table:table-cell>
          <table:table-cell office:value-type="string">
            <text:p><text:s/>fruit_juice</text:p>
          </table:table-cell>
          <table:table-cell office:value-type="string">
            <text:p><text:s/>pasta</text:p>
          </table:table-cell>
          <table:table-cell office:value-type="string">
            <text:p><text:s/>yogurt</text:p>
          </table:table-cell>
        </table:table-row>
      </table:table>
      <table:table table:name="todo" table:style-name="ta1" table:print="false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number-columns-repeated="5"/>
        </table:table-row>
        <table:table-row table:style-name="ro1">
          <table:table-cell table:style-name="ce6" office:value-type="string">
            <text:p>Kategori</text:p>
          </table:table-cell>
          <table:table-cell table:style-name="ce6" office:value-type="string">
            <text:p>Verinin Hazırlanması</text:p>
          </table:table-cell>
          <table:table-cell table:style-name="ce6" office:value-type="string">
            <text:p>sorumlu</text:p>
          </table:table-cell>
          <table:table-cell table:style-name="ce6" office:value-type="string">
            <text:p>durum</text:p>
          </table:table-cell>
          <table:table-cell/>
        </table:table-row>
        <table:table-row table:style-name="ro1">
          <table:table-cell office:value-type="string">
            <text:p>Veri Ön işleme</text:p>
          </table:table-cell>
          <table:table-cell table:style-name="ce3" office:value-type="string">
            <text:p>Kategori verileri indirilecek</text:p>
          </table:table-cell>
          <table:table-cell office:value-type="string">
            <text:p>zeynep</text:p>
          </table:table-cell>
          <table:table-cell table:number-columns-repeated="2"/>
        </table:table-row>
        <table:table-row table:style-name="ro1">
          <table:table-cell office:value-type="string">
            <text:p>Veri Ön işleme</text:p>
          </table:table-cell>
          <table:table-cell table:style-name="ce3" office:value-type="string">
            <text:p>Türk markaların ürünlerinin belirlenmesi</text:p>
          </table:table-cell>
          <table:table-cell office:value-type="string">
            <text:p>zeynep</text:p>
          </table:table-cell>
          <table:table-cell table:number-columns-repeated="2"/>
        </table:table-row>
        <table:table-row table:style-name="ro1">
          <table:table-cell office:value-type="string">
            <text:p>Veri Ön işleme</text:p>
          </table:table-cell>
          <table:table-cell table:style-name="ce3" office:value-type="string">
            <text:p>miss value analizi</text:p>
          </table:table-cell>
          <table:table-cell office:value-type="string">
            <text:p>zeynep</text:p>
          </table:table-cell>
          <table:table-cell table:number-columns-repeated="2"/>
        </table:table-row>
        <table:table-row table:style-name="ro1">
          <table:table-cell office:value-type="string">
            <text:p>Veri Ön işleme</text:p>
          </table:table-cell>
          <table:table-cell table:style-name="ce9" office:value-type="string">
            <text:p>yeni feature(glisemik indeks, nova score)</text:p>
          </table:table-cell>
          <table:table-cell office:value-type="string">
            <text:p>cemre</text:p>
          </table:table-cell>
          <table:table-cell table:number-columns-repeated="2"/>
        </table:table-row>
        <table:table-row table:style-name="ro1">
          <table:table-cell office:value-type="string">
            <text:p>Veri Ön işleme</text:p>
          </table:table-cell>
          <table:table-cell table:style-name="ce10" office:value-type="string">
            <text:p>ürün resimleri için bakılması gerekiyor</text:p>
          </table:table-cell>
          <table:table-cell office:value-type="string">
            <text:p>ALL</text:p>
          </table:table-cell>
          <table:table-cell table:number-columns-repeated="2"/>
        </table:table-row>
        <table:table-row table:style-name="ro1">
          <table:table-cell office:value-type="string">
            <text:p>Veri Ön işleme</text:p>
          </table:table-cell>
          <table:table-cell office:value-type="string">
            <text:p>product name her ülke için ayrı bir sütun halinde tutulmuş, lc bilgisine göre tek bir alan haline getirebiliriz.</text:p>
          </table:table-cell>
          <table:table-cell office:value-type="string">
            <text:p>zeynep</text:p>
          </table:table-cell>
          <table:table-cell table:number-columns-repeated="2"/>
        </table:table-row>
        <table:table-row table:style-name="ro1">
          <table:table-cell office:value-type="string">
            <text:p>Veri Ön işleme</text:p>
          </table:table-cell>
          <table:table-cell office:value-type="string">
            <text:p>gereksiz sütunların silinmesi, KATEGORİ PRODUCT NAME</text:p>
          </table:table-cell>
          <table:table-cell office:value-type="string">
            <text:p>zeynep</text:p>
          </table:table-cell>
          <table:table-cell table:number-columns-repeated="2"/>
        </table:table-row>
        <table:table-row table:style-name="ro1">
          <table:table-cell office:value-type="string">
            <text:p>Veri Ön işleme</text:p>
          </table:table-cell>
          <table:table-cell office:value-type="string">
            <text:p>Kategori alanının eklenip güncellenmesi</text:p>
          </table:table-cell>
          <table:table-cell office:value-type="string">
            <text:p>zeynep</text:p>
          </table:table-cell>
          <table:table-cell table:number-columns-repeated="2"/>
        </table:table-row>
        <table:table-row table:style-name="ro1">
          <table:table-cell office:value-type="string">
            <text:p>Veri Ön işleme</text:p>
          </table:table-cell>
          <table:table-cell office:value-type="string">
            <text:p>Kategori datasetinin ayrı olarak eklenmesi, ayrı bir csv</text:p>
          </table:table-cell>
          <table:table-cell office:value-type="string">
            <text:p>zeynep</text:p>
          </table:table-cell>
          <table:table-cell table:number-columns-repeated="2"/>
        </table:table-row>
        <table:table-row table:style-name="ro1">
          <table:table-cell office:value-type="string">
            <text:p>Veri Ön işleme</text:p>
          </table:table-cell>
          <table:table-cell office:value-type="string">
            <text:p>Son data csv dosyasının oluşturulması</text:p>
          </table:table-cell>
          <table:table-cell office:value-type="string">
            <text:p>zeynep</text:p>
          </table:table-cell>
          <table:table-cell table:number-columns-repeated="2"/>
        </table:table-row>
        <table:table-row table:style-name="ro1">
          <table:table-cell office:value-type="string">
            <text:p>Veri Ön işleme</text:p>
          </table:table-cell>
          <table:table-cell office:value-type="string">
            <text:p>ürün ingredients bilgisi ülkeye göre değişiyorsa tek bir alana indirgenmesi</text:p>
          </table:table-cell>
          <table:table-cell office:value-type="string">
            <text:p>zeynep</text:p>
          </table:table-cell>
          <table:table-cell table:number-columns-repeated="2"/>
        </table:table-row>
        <table:table-row table:style-name="ro1">
          <table:table-cell office:value-type="string">
            <text:p>Model</text:p>
          </table:table-cell>
          <table:table-cell office:value-type="string">
            <text:p>User Preferences datasetinin belirlenmesi</text:p>
          </table:table-cell>
          <table:table-cell office:value-type="string">
            <text:p>cemre</text:p>
          </table:table-cell>
          <table:table-cell table:number-columns-repeated="2"/>
        </table:table-row>
        <table:table-row table:style-name="ro1">
          <table:table-cell office:value-type="string">
            <text:p>Model</text:p>
          </table:table-cell>
          <table:table-cell office:value-type="string">
            <text:p>User Preferences bilgisini alıp yeni bir dataset döndüren bir fonksiyon yazılması</text:p>
          </table:table-cell>
          <table:table-cell office:value-type="string">
            <text:p>cemre</text:p>
          </table:table-cell>
          <table:table-cell table:number-columns-repeated="2"/>
        </table:table-row>
        <table:table-row table:style-name="ro1">
          <table:table-cell office:value-type="string">
            <text:p>Model </text:p>
          </table:table-cell>
          <table:table-cell office:value-type="string">
            <text:p>Product code alıp user preferences datasetindeki değerlere göre Ekrana Vereceğimiz değerleri belirleyip yeni dataset olarak döndüren bir fonksiyon yazılması</text:p>
          </table:table-cell>
          <table:table-cell office:value-type="string">
            <text:p>cemre</text:p>
          </table:table-cell>
          <table:table-cell table:number-columns-repeated="2"/>
        </table:table-row>
        <table:table-row table:style-name="ro1">
          <table:table-cell office:value-type="string">
            <text:p>Model</text:p>
          </table:table-cell>
          <table:table-cell office:value-type="string">
            <text:p>Ürün code ve allerji bilgisini alıp aynı kategoride allerji içeriği olmayan ürünlerin listesini döndüren bir fonksiyon yazılması</text:p>
          </table:table-cell>
          <table:table-cell office:value-type="string">
            <text:p>cemre</text:p>
          </table:table-cell>
          <table:table-cell table:number-columns-repeated="2"/>
        </table:table-row>
        <table:table-row table:style-name="ro1">
          <table:table-cell office:value-type="string">
            <text:p>Model</text:p>
          </table:table-cell>
          <table:table-cell office:value-type="string">
            <text:p>ön yüz açılacak</text:p>
          </table:table-cell>
          <table:table-cell office:value-type="string">
            <text:p>suzan</text:p>
          </table:table-cell>
          <table:table-cell table:number-columns-repeated="2"/>
        </table:table-row>
        <table:table-row table:style-name="ro1">
          <table:table-cell office:value-type="string">
            <text:p>Model</text:p>
          </table:table-cell>
          <table:table-cell office:value-type="string">
            <text:p>Kriter ekranı</text:p>
          </table:table-cell>
          <table:table-cell office:value-type="string">
            <text:p>suzan</text:p>
          </table:table-cell>
          <table:table-cell table:number-columns-repeated="2"/>
        </table:table-row>
        <table:table-row table:style-name="ro1">
          <table:table-cell office:value-type="string">
            <text:p>Model</text:p>
          </table:table-cell>
          <table:table-cell office:value-type="string">
            <text:p>Kişiye özel tanımlama yapılacak ekran</text:p>
          </table:table-cell>
          <table:table-cell office:value-type="string">
            <text:p>suzan</text:p>
          </table:table-cell>
          <table:table-cell table:number-columns-repeated="2"/>
        </table:table-row>
        <table:table-row table:style-name="ro1">
          <table:table-cell office:value-type="string">
            <text:p>Model</text:p>
          </table:table-cell>
          <table:table-cell office:value-type="string">
            <text:p>Ürün detay ekranı</text:p>
          </table:table-cell>
          <table:table-cell office:value-type="string">
            <text:p>suzan</text:p>
          </table:table-cell>
          <table:table-cell table:number-columns-repeated="2"/>
        </table:table-row>
        <table:table-row table:style-name="ro1">
          <table:table-cell office:value-type="string">
            <text:p>Model</text:p>
          </table:table-cell>
          <table:table-cell office:value-type="string">
            <text:p>öneri ekranı</text:p>
          </table:table-cell>
          <table:table-cell office:value-type="string">
            <text:p>suzan</text:p>
          </table:table-cell>
          <table:table-cell table:number-columns-repeated="2"/>
        </table:table-row>
        <table:table-row table:style-name="ro1">
          <table:table-cell office:value-type="string">
            <text:p>Model</text:p>
          </table:table-cell>
          <table:table-cell table:style-name="ce10" office:value-type="string">
            <text:p>Streamlit 101</text:p>
          </table:table-cell>
          <table:table-cell office:value-type="string">
            <text:p>suzan</text:p>
          </table:table-cell>
          <table:table-cell table:number-columns-repeated="2"/>
        </table:table-row>
        <table:table-row table:style-name="ro1">
          <table:table-cell office:value-type="string">
            <text:p>Model</text:p>
          </table:table-cell>
          <table:table-cell office:value-type="string">
            <text:p>get_category_product_list fonksiyonu düzenlenecek.</text:p>
          </table:table-cell>
          <table:table-cell office:value-type="string">
            <text:p>suzan</text:p>
          </table:table-cell>
          <table:table-cell table:number-columns-repeated="2"/>
        </table:table-row>
        <table:table-row table:style-name="ro1">
          <table:table-cell office:value-type="string">
            <text:p>Model</text:p>
          </table:table-cell>
          <table:table-cell office:value-type="string">
            <text:p>search_product fonksyonunda brands a göre de aranabilir.</text:p>
          </table:table-cell>
          <table:table-cell office:value-type="string">
            <text:p>suzan</text:p>
          </table:table-cell>
          <table:table-cell table:number-columns-repeated="2"/>
        </table:table-row>
        <table:table-row table:style-name="ro1">
          <table:table-cell office:value-type="string">
            <text:p>Model</text:p>
          </table:table-cell>
          <table:table-cell office:value-type="string">
            <text:p>stores a görede aranabilir.</text:p>
          </table:table-cell>
          <table:table-cell office:value-type="string">
            <text:p>suza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f code feature object dönüştürülmesi</text:p>
          </table:table-cell>
          <table:table-cell/>
          <table:table-cell office:value-type="string">
            <text:p>ok</text:p>
          </table:table-cell>
          <table:table-cell/>
        </table:table-row>
        <table:table-row table:style-name="ro1">
          <table:table-cell/>
          <table:table-cell office:value-type="string">
            <text:p>product name en boş satırların silinmesi</text:p>
          </table:table-cell>
          <table:table-cell/>
          <table:table-cell office:value-type="string">
            <text:p>ok</text:p>
          </table:table-cell>
          <table:table-cell/>
        </table:table-row>
        <table:table-row table:style-name="ro2">
          <table:table-cell/>
          <table:table-cell table:style-name="ce11" office:value-type="string">
            <text:p>get_category_product_list içindeki sütun isimleri</text:p>
          </table:table-cell>
          <table:table-cell/>
          <table:table-cell office:value-type="string">
            <text:p>ok</text:p>
          </table:table-cell>
          <table:table-cell/>
        </table:table-row>
        <table:table-row table:style-name="ro1">
          <table:table-cell/>
          <table:table-cell office:value-type="string">
            <text:p>veri içindeki Na değerlerinin “ olarak değiştirilmesi veri okunduğunda bunun yapılması önemli. Bir kere yapılmalı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nova score değerinin , leri kalkmalı</text:p>
          </table:table-cell>
          <table:table-cell table:number-columns-repeated="3"/>
        </table:table-row>
        <table:table-row table:style-name="ro1">
          <table:table-cell office:value-type="string">
            <text:p>pg_show_category_products</text:p>
          </table:table-cell>
          <table:table-cell office:value-type="string">
            <text:p>Kategori ve çoklu arama sütunlarına Allergen verilerinin eklenmesi, sütun baslıklarının düzenlenmesi, resim görüntülenebilmesi, sayfalama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user preferences style çalışması yapılabilir.</text:p>
          </table:table-cell>
          <table:table-cell table:number-columns-repeated="3"/>
        </table:table-row>
        <table:table-row table:style-name="ro1">
          <table:table-cell office:value-type="string">
            <text:p>show product detail</text:p>
          </table:table-cell>
          <table:table-cell office:value-type="string">
            <text:p>iç başlıklar koyu yapılabilir. Sores, Allergens, ingredi. Vb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Nutrition Score değeri büyük olsu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core lar için yazılar bold olabilir.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core bölümleri için ikonların eklenmesi ve allergen uyarısının da düzenlenmesi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Nnutrition ve Nova ve Glisemic Score bölgelerinin renklerimin berlirlenmesi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Nutrition Score veriyi büyük harf yapalım., Na olanları “” <text:s/>olarak update edilmesi olabilir değilse, ürün gösteriminde hata alıyoruz. Ya da listeleme de Nan oalrak görünüyor.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öneri listesinin açılması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homepage açıklaması</text:p>
          </table:table-cell>
          <table:table-cell table:number-columns-repeated="3"/>
        </table:table-row>
      </table:table>
      <table:table table:name="ProductDetail Dataset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UserPrefer_Dataset" table:style-name="ta1" table:print="false">
        <table:table-column table:style-name="co8" table:default-cell-style-name="ce3"/>
        <table:table-column table:style-name="co9" table:default-cell-style-name="ce3"/>
        <table:table-column table:style-name="co2" table:default-cell-style-name="ce3"/>
        <table:table-column table:style-name="co2" table:number-columns-repeated="2" table:default-cell-style-name="Default"/>
        <table:table-column table:style-name="co10" table:default-cell-style-name="ce8"/>
        <table:table-column table:style-name="co2" table:number-columns-repeated="2" table:default-cell-style-name="Default"/>
        <table:table-column table:style-name="co11" table:default-cell-style-name="Default"/>
        <table:table-column table:style-name="co2" table:number-columns-repeated="2" table:default-cell-style-name="Default"/>
        <table:table-column table:style-name="co12" table:default-cell-style-name="Default"/>
        <table:table-row table:style-name="ro1">
          <table:table-cell table:style-name="Default" table:number-columns-repeated="3"/>
          <table:table-cell table:number-columns-repeated="3"/>
          <table:table-cell table:style-name="ce8"/>
          <table:table-cell table:style-name="ce8" office:value-type="string">
            <text:p>ürün detay ekranı</text:p>
          </table:table-cell>
          <table:table-cell table:style-name="ce8" table:number-columns-repeated="2"/>
          <table:table-cell table:number-columns-repeated="2"/>
        </table:table-row>
        <table:table-row table:style-name="ro1">
          <table:table-cell/>
          <table:table-cell office:value-type="string">
            <text:p>Kriterler</text:p>
          </table:table-cell>
          <table:table-cell table:number-columns-repeated="4"/>
          <table:table-cell table:style-name="ce8"/>
          <table:table-cell table:style-name="ce8" office:value-type="string">
            <text:p>product_detail_df</text:p>
          </table:table-cell>
          <table:table-cell table:style-name="ce8" table:number-columns-repeated="2"/>
          <table:table-cell table:number-columns-repeated="2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office:value-type="string">
            <text:p>code</text:p>
          </table:table-cell>
          <table:table-cell table:number-columns-repeated="6"/>
        </table:table-row>
        <table:table-row table:style-name="ro1">
          <table:table-cell table:style-name="ce7" office:value-type="string">
            <text:p>Type</text:p>
          </table:table-cell>
          <table:table-cell table:style-name="ce7" office:value-type="string">
            <text:p>Criteria</text:p>
          </table:table-cell>
          <table:table-cell office:value-type="string">
            <text:p>Value</text:p>
          </table:table-cell>
          <table:table-cell table:number-columns-repeated="2"/>
          <table:table-cell table:style-name="Default" office:value-type="string">
            <text:p>name</text:p>
          </table:table-cell>
          <table:table-cell office:value-type="float" office:value="789999999">
            <text:p>789999999</text:p>
          </table:table-cell>
          <table:table-cell table:number-columns-repeated="5"/>
        </table:table-row>
        <table:table-row table:style-name="ro1">
          <table:table-cell office:value-type="string">
            <text:p>Nutritional_Quality</text:p>
          </table:table-cell>
          <table:table-cell office:value-type="string">
            <text:p>Nutrition_Score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 office:value-type="string">
            <text:p>Brands</text:p>
          </table:table-cell>
          <table:table-cell office:value-type="string">
            <text:p>cAPELLİNİ</text:p>
          </table:table-cell>
          <table:table-cell table:number-columns-repeated="5"/>
        </table:table-row>
        <table:table-row table:style-name="ro1">
          <table:table-cell office:value-type="string">
            <text:p>Nova_Quality</text:p>
          </table:table-cell>
          <table:table-cell office:value-type="string">
            <text:p>NOVA_Score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office:value-type="string">
            <text:p>Stores</text:p>
          </table:table-cell>
          <table:table-cell table:number-columns-repeated="6"/>
        </table:table-row>
        <table:table-row table:style-name="ro1">
          <table:table-cell office:value-type="string">
            <text:p>Glisemic_Quality</text:p>
          </table:table-cell>
          <table:table-cell office:value-type="string">
            <text:p>Glisemic_Index_Score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 office:value-type="string">
            <text:p>İngredients</text:p>
          </table:table-cell>
          <table:table-cell table:number-columns-repeated="6"/>
        </table:table-row>
        <table:table-row table:style-name="ro1">
          <table:table-cell office:value-type="string">
            <text:p>Allergen</text:p>
          </table:table-cell>
          <table:table-cell office:value-type="string">
            <text:p>Allergen_Gluten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office:value-type="string">
            <text:p>Nutrition_Score</text:p>
          </table:table-cell>
          <table:table-cell table:number-columns-repeated="6"/>
        </table:table-row>
        <table:table-row table:style-name="ro1">
          <table:table-cell office:value-type="string">
            <text:p>Allergen</text:p>
          </table:table-cell>
          <table:table-cell office:value-type="string">
            <text:p>Allergen_Milk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3" office:value-type="string">
            <text:p>NOVA_Score</text:p>
          </table:table-cell>
          <table:table-cell office:value-type="string">
            <text:p>A</text:p>
          </table:table-cell>
          <table:table-cell table:number-columns-repeated="5"/>
        </table:table-row>
        <table:table-row table:style-name="ro1">
          <table:table-cell office:value-type="string">
            <text:p>Allergen</text:p>
          </table:table-cell>
          <table:table-cell office:value-type="string">
            <text:p>Allergen_Egg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office:value-type="string">
            <text:p>Glisemic_Index_Score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Allergen</text:p>
          </table:table-cell>
          <table:table-cell office:value-type="string">
            <text:p>Allergen_Peanut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Allergen_Gluten</text:p>
          </table:table-cell>
          <table:table-cell office:value-type="string">
            <text:p>H</text:p>
          </table:table-cell>
          <table:table-cell table:number-columns-repeated="5"/>
        </table:table-row>
        <table:table-row table:style-name="ro1">
          <table:table-cell office:value-type="string">
            <text:p>Allergen</text:p>
          </table:table-cell>
          <table:table-cell office:value-type="string">
            <text:p>Allergen_Nut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Allergen_Milk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Allergen</text:p>
          </table:table-cell>
          <table:table-cell office:value-type="string">
            <text:p>Allergen_Soybean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Allergen_Egg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 table:number-columns-repeated="2"/>
          <table:table-cell office:value-type="string">
            <text:p>Allergen_Peanut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 table:number-columns-repeated="2"/>
          <table:table-cell office:value-type="string">
            <text:p>Allergen_Nut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 table:number-columns-repeated="2"/>
          <table:table-cell office:value-type="string">
            <text:p>Allergen_Soybeans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/>
          <table:table-cell office:value-type="float" office:value="0">
            <text:p>0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JetBrains Mono" svg:font-family="'JetBrains Mono'" style:font-family-generic="modern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tr" fo:country="T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currency-symbol number:language="tr" number:country="TR">YTL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currency-symbol number:language="tr" number:country="TR">YTL</number:currency-symbol>
      <style:map style:condition="value()&gt;=0" style:apply-style-name="N107P0"/>
    </number:currency-style>
    <number:number-style style:name="N108">
      <number:number number:decimal-places="6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09">09.09.2023</text:date>, <text:time>22:58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zan y</meta:initial-creator>
    <meta:creation-date>2023-08-30T14:35:45.58</meta:creation-date>
    <meta:generator>OpenOffice/4.1.14$Win32 OpenOffice.org_project/4114m1$Build-9811</meta:generator>
    <dc:date>2023-09-09T22:58:02.93</dc:date>
    <dc:creator>suzan y</dc:creator>
    <meta:editing-duration>PT7H44M11S</meta:editing-duration>
    <meta:editing-cycles>49</meta:editing-cycles>
    <meta:document-statistic meta:table-count="4" meta:cell-count="164" meta:object-count="0"/>
  </office:meta>
</office:document-meta>
</file>